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5.svm"/>
  <manifest:file-entry manifest:media-type="" manifest:full-path="Pictures/TablePreview6.svm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기본값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기본값-notes">
      <style:graphic-properties draw:fill-color="#ffffff" fo:min-height="13.364cm"/>
    </style:style>
    <style:style style:name="pr3" style:family="presentation" style:parent-style-name="기본값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기본값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기본값_20_1-notes">
      <style:graphic-properties draw:fill-color="#ffffff" fo:min-height="13.364cm"/>
    </style:style>
    <style:style style:name="co1" style:family="table-column">
      <style:table-column-properties style:column-width="7.647cm" style:use-optimal-column-width="false"/>
    </style:style>
    <style:style style:name="co2" style:family="table-column">
      <style:table-column-properties style:column-width="15.955cm" style:use-optimal-column-width="false"/>
    </style:style>
    <style:style style:name="co3" style:family="table-column">
      <style:table-column-properties style:column-width="3.998cm" style:use-optimal-column-width="false"/>
    </style:style>
    <style:style style:name="co4" style:family="table-column">
      <style:table-column-properties style:column-width="19.004cm" style:use-optimal-column-width="false"/>
    </style:style>
    <style:style style:name="co5" style:family="table-column">
      <style:table-column-properties style:column-width="3.043cm" style:use-optimal-column-width="false"/>
    </style:style>
    <style:style style:name="co6" style:family="table-column">
      <style:table-column-properties style:column-width="19.959cm" style:use-optimal-column-width="false"/>
    </style:style>
    <style:style style:name="co7" style:family="table-column">
      <style:table-column-properties style:column-width="5.3cm" style:use-optimal-column-width="false"/>
    </style:style>
    <style:style style:name="co8" style:family="table-column">
      <style:table-column-properties style:column-width="5.301cm" style:use-optimal-column-width="false"/>
    </style:style>
    <style:style style:name="co9" style:family="table-column">
      <style:table-column-properties style:column-width="4.706cm" style:use-optimal-column-width="false"/>
    </style:style>
    <style:style style:name="co10" style:family="table-column">
      <style:table-column-properties style:column-width="7.906cm" style:use-optimal-column-width="false"/>
    </style:style>
    <style:style style:name="co11" style:family="table-column">
      <style:table-column-properties style:column-width="9.789cm" style:use-optimal-column-width="false"/>
    </style:style>
    <style:style style:name="co12" style:family="table-column">
      <style:table-column-properties style:column-width="5.811cm" style:use-optimal-column-width="false"/>
    </style:style>
    <style:style style:name="co13" style:family="table-column">
      <style:table-column-properties style:column-width="17.591cm" style:use-optimal-column-width="false"/>
    </style:style>
    <style:style style:name="ro1" style:family="table-row">
      <style:table-row-properties style:row-height="1.792cm"/>
    </style:style>
    <style:style style:name="ro2" style:family="table-row">
      <style:table-row-properties style:row-height="2.637cm"/>
    </style:style>
    <style:style style:name="ro3" style:family="table-row">
      <style:table-row-properties style:row-height="3.482cm"/>
    </style:style>
    <style:style style:name="ro4" style:family="table-row">
      <style:table-row-properties style:row-height="0.947cm"/>
    </style:style>
    <style:style style:name="ro5" style:family="table-row">
      <style:table-row-properties style:row-height="0.953cm"/>
    </style:style>
    <style:style style:name="ro6" style:family="table-row">
      <style:table-row-properties style:row-height="1.6cm"/>
    </style:style>
    <style:style style:name="ro7" style:family="table-row">
      <style:table-row-properties style:row-height="1.974cm"/>
    </style:style>
    <style:style style:name="ro8" style:family="table-row">
      <style:table-row-properties style:row-height="2.888cm"/>
    </style:style>
    <style:style style:name="ro9" style:family="table-row">
      <style:table-row-properties style:row-height="1.061cm"/>
    </style:style>
    <style:style style:name="ro10" style:family="table-row">
      <style:table-row-properties style:row-height="1.063cm"/>
    </style:style>
    <style:style style:name="ro11" style:family="table-row">
      <style:table-row-properties style:row-height="1.259cm"/>
    </style:style>
    <style:style style:name="ro12" style:family="table-row">
      <style:table-row-properties style:row-height="1.752cm"/>
    </style:style>
    <style:style style:name="ro13" style:family="table-row">
      <style:table-row-properties style:row-height="1.24cm"/>
    </style:style>
    <style:style style:name="ro14" style:family="table-row">
      <style:table-row-properties style:row-height="1.694cm"/>
    </style:style>
    <style:style style:name="ro15" style:family="table-row">
      <style:table-row-properties style:row-height="1.256cm"/>
    </style:style>
    <style:style style:name="ro16" style:family="table-row">
      <style:table-row-properties style:row-height="2.4cm"/>
    </style:style>
    <style:style style:name="ro17" style:family="table-row">
      <style:table-row-properties style:row-height="2.167cm"/>
    </style:style>
    <style:style style:name="ro18" style:family="table-row">
      <style:table-row-properties style:row-height="2.17cm"/>
    </style:style>
    <style:style style:name="ro19" style:family="table-row">
      <style:table-row-properties style:row-height="1.741cm"/>
    </style:style>
    <style:style style:name="ro20" style:family="table-row">
      <style:table-row-properties style:row-height="3.269cm"/>
    </style:style>
    <style:style style:name="ro21" style:family="table-row">
      <style:table-row-properties style:row-height="1.008cm"/>
    </style:style>
    <style:style style:name="ro22" style:family="table-row">
      <style:table-row-properties style:row-height="1.851cm"/>
    </style:style>
    <style:style style:name="ro23" style:family="table-row">
      <style:table-row-properties style:row-height="1.226cm"/>
    </style:style>
    <style:style style:name="ro24" style:family="table-row">
      <style:table-row-properties style:row-height="1.822cm"/>
    </style:style>
    <style:style style:name="ro25" style:family="table-row">
      <style:table-row-properties style:row-height="1.187cm"/>
    </style:style>
    <style:style style:name="ro26" style:family="table-row">
      <style:table-row-properties style:row-height="1.94cm"/>
    </style:style>
    <style:style style:name="ro27" style:family="table-row">
      <style:table-row-properties style:row-height="1.358cm"/>
    </style:style>
    <style:style style:name="ro28" style:family="table-row">
      <style:table-row-properties style:row-height="1.222cm"/>
    </style:style>
    <style:style style:name="ro29" style:family="table-row">
      <style:table-row-properties style:row-height="2.665cm"/>
    </style:style>
    <style:style style:name="ce1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1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2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3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4" style:family="table-cell">
      <style:graphic-properties draw:fill="solid" draw:fill-color="#e9ecf3" style:repeat="repeat" draw:textarea-vertical-align="middle" fo:padding-top="0.049cm" fo:padding-bottom="0.049cm" fo:padding-left="0.179cm" fo:padding-right="0.179cm"/>
      <style:paragraph-properties fo:margin-left="0cm" fo:margin-right="0cm" fo:margin-top="0cm" fo:margin-bottom="0cm" fo:line-height="100%" fo:text-align="justify" fo:text-indent="0cm" style:border-line-width="0.01cm 0cm 0.01cm" fo:border="0.01cm solid #000000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5" style:family="table-cell">
      <style:graphic-properties draw:fill="solid" draw:fill-color="#eeeeee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6" style:family="table-cell">
      <style:graphic-properties draw:fill="solid" draw:fill-color="#eeeeee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7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8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9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0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1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2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3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4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5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6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7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8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29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0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1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2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3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4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5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6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7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8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39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0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1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2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3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4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5" style:family="table-cell">
      <style:graphic-properties draw:fill="solid" draw:fill-color="#e9ecf3" style:repeat="repeat" draw:textarea-vertical-align="top" fo:padding-top="0.061cm" fo:padding-bottom="0.061cm" fo:padding-left="0.061cm" fo:padding-right="0.061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6" style:family="table-cell">
      <style:graphic-properties draw:fill="solid" draw:fill-color="#e9ecf3" style:repeat="repeat" draw:textarea-vertical-align="middle" fo:padding-top="0.061cm" fo:padding-bottom="0.061cm" fo:padding-left="0.061cm" fo:padding-right="0.061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7" style:family="table-cell">
      <style:graphic-properties draw:fill="solid" draw:fill-color="#eeeeee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8" style:family="table-cell">
      <style:graphic-properties draw:fill="solid" draw:fill-color="#eeeeee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49" style:family="table-cell">
      <style:graphic-properties draw:fill="solid" draw:fill-color="#eeeeee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0" style:family="table-cell">
      <style:graphic-properties draw:fill="solid" draw:fill-color="#eeeeee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1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2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3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4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5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6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7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8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59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0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1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2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3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4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5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6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7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8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69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0" style:family="table-cell">
      <style:graphic-properties draw:fill="solid" draw:fill-color="#e9ecf3" style:repeat="repeat" draw:textarea-vertical-align="middle" fo:padding-top="0.045cm" fo:padding-bottom="0.045cm" fo:padding-left="0.045cm" fo:padding-right="0.04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1" style:family="table-cell">
      <style:graphic-properties draw:fill="solid" draw:fill-color="#dce6f2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center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2" style:family="table-cell">
      <style:graphic-properties draw:fill="solid" draw:fill-color="#dce6f2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center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3" style:family="table-cell">
      <style:graphic-properties draw:fill="solid" draw:fill-color="#dce6f2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center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4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center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5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6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7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center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8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79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0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center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1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2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3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center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4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5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6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center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7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8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89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center" fo:text-indent="0cm" style:border-line-width-top="0.006cm 0cm 0.006cm" style:border-line-width-bottom="0.006cm 0cm 0.006cm" fo:border-left="none" fo:border-right="none" fo:border-top="0.006cm solid #ffffff" fo:border-bottom="0.006cm solid #dfdfd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0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dfdfd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1" style:family="table-cell">
      <style:graphic-properties draw:fill="solid" draw:fill-color="#f9f9f9" style:repeat="repeat" draw:textarea-vertical-align="middle" fo:padding-top="0.082cm" fo:padding-bottom="0.082cm" fo:padding-left="0.144cm" fo:padding-right="0.144cm"/>
      <style:paragraph-properties fo:margin-left="0cm" fo:margin-right="0cm" fo:margin-top="0cm" fo:margin-bottom="0cm" fo:text-align="start" fo:text-indent="0cm" style:border-line-width-top="0.006cm 0cm 0.006cm" style:border-line-width-bottom="0.006cm 0cm 0.006cm" fo:border-left="none" fo:border-right="none" fo:border-top="0.006cm solid #ffffff" fo:border-bottom="0.006cm solid #dfdfd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2" style:family="table-cell">
      <style:graphic-properties draw:fill="solid" draw:fill-color="#eeeeee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3" style:family="table-cell">
      <style:graphic-properties draw:fill="solid" draw:fill-color="#eeeeee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4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5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6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7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line-height="100%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8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99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line-height="100%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0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1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2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3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4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center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ce105" style:family="table-cell">
      <style:graphic-properties draw:fill="solid" draw:fill-color="#e9ecf3" style:repeat="repeat" draw:textarea-vertical-align="middle" fo:padding-top="0.125cm" fo:padding-bottom="0.125cm" fo:padding-left="0.125cm" fo:padding-right="0.125cm"/>
      <style:paragraph-properties fo:margin-left="0cm" fo:margin-right="0cm" fo:margin-top="0cm" fo:margin-bottom="0cm" fo:text-align="start" fo:text-indent="0cm" style:border-line-width="0.006cm 0cm 0.006cm" fo:border="0.006cm solid #dddddd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true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tru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true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true"/>
    </style:style>
    <style:style style:name="P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true"/>
    </style:style>
    <style:style style:name="P7" style:family="paragraph">
      <style:paragraph-properties fo:margin-left="0.388cm" fo:margin-right="0cm" fo:margin-top="0cm" fo:margin-bottom="0cm" fo:line-height="100%" fo:text-align="justify" fo:text-indent="-0.387cm" style:punctuation-wrap="hanging" style:writing-mode="lr-tb"/>
      <style:text-properties fo:hyphenate="true"/>
    </style:style>
    <style:style style:name="P8" style:family="paragraph">
      <style:paragraph-properties fo:margin-left="0.416cm" fo:margin-right="0cm" fo:margin-top="0cm" fo:margin-bottom="0cm" fo:line-height="100%" fo:text-align="justify" fo:text-indent="-0.415cm" style:punctuation-wrap="hanging" style:writing-mode="lr-tb"/>
      <style:text-properties fo:hyphenate="true"/>
    </style:style>
    <style:style style:name="P9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tru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tru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2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tru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tru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T1" style:family="text">
      <style:text-properties fo:color="#000000" style:text-line-through-style="none" fo:font-family="'맑은 고딕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color="#000000"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 style:text-line-through-style="non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000000" style:text-line-through-style="none" fo:font-family="함초롬바탕" style:font-family-generic="roman" fo:font-size="20pt" fo:letter-spacing="normal" fo:font-style="normal" style:text-underline-style="none" fo:font-weight="bold" style:font-family-asian="함초롬바탕" style:font-pitch-asian="fixe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000000" style:text-line-through-style="none" fo:font-family="함초롬바탕" style:font-family-generic="roman" fo:font-size="20pt" fo:letter-spacing="normal" fo:font-style="normal" style:text-underline-style="none" fo:font-weight="normal" style:font-family-asian="함초롬바탕" style:font-pitch-asian="fixed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000000" style:text-line-through-style="none" fo:font-family="'맑은 고딕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000000" style:text-line-through-style="none" fo:font-family="'맑은 고딕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color="#000000" style:text-line-through-style="none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v">
        <style:list-level-properties text:min-label-width="0.6cm"/>
        <style:text-properties fo:font-family="Wingding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v">
        <style:list-level-properties text:min-label-width="0.6cm"/>
        <style:text-properties fo:font-family="Wingdings" style:use-window-font-color="true" fo:font-size="45%"/>
      </text:list-level-style-bullet>
      <text:list-level-style-bullet text:level="2" text:bullet-char="ü">
        <style:list-level-properties text:space-before="1.271cm" text:min-label-width="0.952cm"/>
        <style:text-properties fo:font-family="Wingding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v">
        <style:list-level-properties text:min-label-width="0.6cm"/>
        <style:text-properties fo:font-family="Wingdings" style:use-window-font-color="true" fo:font-size="45%"/>
      </text:list-level-style-bullet>
      <text:list-level-style-bullet text:level="2" text:bullet-char="ü">
        <style:list-level-properties text:space-before="1.271cm" text:min-label-width="0.793cm"/>
        <style:text-properties fo:font-family="Wingding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555555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v">
        <style:list-level-properties text:min-label-width="0.6cm"/>
        <style:text-properties fo:font-family="Wingdings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og4J란?" draw:style-name="dp1" draw:master-page-name="기본값" presentation:presentation-page-layout-name="AL1T11">
        <draw:frame draw:name="제목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Log4J</text:span><text:span text:style-name="T1">란</text:span><text:span text:style-name="T1">?</text:span></text:p>
          </draw:text-box>
        </draw:frame>
        <draw:custom-shape draw:name="직사각형 4" draw:style-name="gr1" draw:text-style-name="P2" draw:layer="layout" svg:width="21.801cm" svg:height="1.098cm" svg:x="1.499cm" svg:y="5.925cm">
          <text:p text:style-name="P3"><text:span text:style-name="T2">Log4j</text:span><text:span text:style-name="T2">는 </text:span><text:span text:style-name="T2">JAVA</text:span><text:span text:style-name="T2">를 위한 신뢰할만한 빠르고 유연한 로깅 프레임워크</text:span></text:p>
          <draw:enhanced-geometry svg:viewBox="0 0 21600 21600" draw:type="rectangle" draw:enhanced-path="M 0 0 L 21600 0 21600 21600 0 21600 0 0 Z N"/>
        </draw:custom-shape>
        <draw:custom-shape draw:name="TextBox 5" draw:style-name="gr1" draw:text-style-name="P2" draw:layer="layout" svg:width="4.199cm" svg:height="1.267cm" svg:x="1.699cm" svg:y="4.524cm">
          <text:p text:style-name="P3"><text:span text:style-name="T3">정의</text:span></text:p>
          <draw:enhanced-geometry svg:viewBox="0 0 21600 21600" draw:type="rectangle" draw:enhanced-path="M 0 0 L 21600 0 21600 21600 0 21600 0 0 Z N"/>
        </draw:custom-shape>
        <draw:custom-shape draw:name="TextBox 6" draw:style-name="gr2" draw:text-style-name="P4" draw:layer="layout" svg:width="10.301cm" svg:height="1.267cm" draw:transform="skewX (0.002617993877991) rotate (0.0027925268031904) translate (1.499cm 7.843cm)">
          <text:p text:style-name="P3"><text:span text:style-name="T3">WHY Logging?</text:span></text:p>
          <draw:enhanced-geometry svg:viewBox="0 0 21600 21600" draw:type="rectangle" draw:enhanced-path="M 0 0 L 21600 0 21600 21600 0 21600 0 0 Z N"/>
        </draw:custom-shape>
        <draw:custom-shape draw:name="직사각형 7" draw:style-name="gr1" draw:text-style-name="P2" draw:layer="layout" svg:width="23.402cm" svg:height="2.537cm" svg:x="1.299cm" svg:y="9.325cm">
          <text:p text:style-name="P3"><text:span text:style-name="T4">로그메시지를 소스 코드 안에 삽입하는 것은 디버깅을 위한 가장 단순 무식한 로깅방법이다</text:span><text:span text:style-name="T4">. </text:span><text:span text:style-name="T4">별도의 디버깅 툴이 제공되지 않는다면 이 방법이 최선의 방법일 수도 있다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name="TextBox 8" draw:style-name="gr1" draw:text-style-name="P2" draw:layer="layout" svg:width="6.2cm" svg:height="1.267cm" svg:x="1.499cm" svg:y="12.34cm">
          <text:p text:style-name="P3"><text:span text:style-name="T3">WHY Log4j?</text:span></text:p>
          <draw:enhanced-geometry svg:viewBox="0 0 21600 21600" draw:type="rectangle" draw:enhanced-path="M 0 0 L 21600 0 21600 21600 0 21600 0 0 Z N"/>
        </draw:custom-shape>
        <draw:custom-shape draw:name="직사각형 9" draw:style-name="gr1" draw:text-style-name="P2" draw:layer="layout" svg:width="23.402cm" svg:height="3.299cm" svg:x="1.099cm" svg:y="13.822cm">
          <text:p text:style-name="P3"><text:span text:style-name="T4">Log4j</text:span><text:span text:style-name="T4">를 이용하면</text:span><text:span text:style-name="T4">, </text:span><text:span text:style-name="T4">프로그램 실행시</text:span><text:span text:style-name="T4">, </text:span><text:span text:style-name="T4">실행 코드의 수정 없이 설정파일을 통해서 로깅 작업을 컨트롤 할 수 있다</text:span><text:span text:style-name="T4">. Log4J</text:span><text:span text:style-name="T4">의 특별한 기능중 하나는 로거의 상속 개념의 사용이다</text:span><text:span text:style-name="T4">. Logger </text:span><text:span text:style-name="T4">계층구조를 이용하면 어떤 로그문을 출력할지 상세하게 컨트롤하기가 무척 쉬워진다</text:span><text:span text:style-name="T4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4j 주요 구성 요소" draw:style-name="dp1" draw:master-page-name="기본값" presentation:presentation-page-layout-name="AL1T11">
        <draw:custom-shape draw:name="직사각형 5" draw:style-name="gr1" draw:text-style-name="P2" draw:layer="layout" svg:width="23.602cm" svg:height="9.648cm" svg:x="1.299cm" svg:y="5.325cm">
          <text:list text:style-name="L3">
            <text:list-item>
              <text:p text:style-name="P5"><text:span text:style-name="T5"><text:s/></text:span><text:span text:style-name="T5">Logger </text:span><text:span text:style-name="T6">: </text:span><text:span text:style-name="T6">로깅 정보를 캡쳐</text:span></text:p>
            </text:list-item>
          </text:list>
          <text:list text:style-name="L4">
            <text:list-item>
              <text:list>
                <text:list-item>
                  <text:p text:style-name="P5"><text:span text:style-name="T3">로깅 메세지를 </text:span><text:span text:style-name="T3">Appender</text:span><text:span text:style-name="T3">에 전달</text:span></text:p>
                </text:list-item>
                <text:list-item>
                  <text:p text:style-name="P5"><text:span text:style-name="T3">log4J</text:span><text:span text:style-name="T3">의 심장부에 위치</text:span></text:p>
                </text:list-item>
                <text:list-item>
                  <text:p text:style-name="P5"><text:span text:style-name="T3">개발자가 직접 로그출력 여부를 런타임에 조정</text:span></text:p>
                </text:list-item>
                <text:list-item>
                  <text:p text:style-name="P5"><text:span text:style-name="T3">logger</text:span><text:span text:style-name="T3">는 로그레벨을 가지고 있으며</text:span><text:span text:style-name="T3">, </text:span><text:span text:style-name="T3">로그의 출력 여부는 로그문의 레벨과 로거의 레벨을 가지고 결정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제목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Log4j </text:span><text:span text:style-name="T7">주요 구성 요소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4j 주요 구성 요소" draw:style-name="dp1" draw:master-page-name="기본값" presentation:presentation-page-layout-name="AL1T11">
        <draw:custom-shape draw:name="직사각형 5" draw:style-name="gr1" draw:text-style-name="P2" draw:layer="layout" svg:width="23.602cm" svg:height="11.172cm" svg:x="1.299cm" svg:y="5.325cm">
          <text:list text:style-name="L3">
            <text:list-item>
              <text:p text:style-name="P5"><text:span text:style-name="T5"><text:s/></text:span><text:span text:style-name="T5">Appender </text:span><text:span text:style-name="T6">: </text:span><text:span text:style-name="T6">다양한 목적지로 로깅 정보를 출력</text:span></text:p>
            </text:list-item>
          </text:list>
          <text:list text:style-name="L5">
            <text:list-item>
              <text:list>
                <text:list-item>
                  <text:p text:style-name="P5"><text:span text:style-name="T3">로그의 출력위치를 결정</text:span><text:span text:style-name="T3">(</text:span><text:span text:style-name="T3">파일</text:span><text:span text:style-name="T3">, </text:span><text:span text:style-name="T3">콘솔</text:span><text:span text:style-name="T3">, DB </text:span><text:span text:style-name="T3">등</text:span><text:span text:style-name="T3">)</text:span></text:p>
                </text:list-item>
                <text:list-item>
                  <text:p text:style-name="P5"><text:span text:style-name="T3">log4J API</text:span><text:span text:style-name="T3">문서의 </text:span><text:span text:style-name="T3">XXXAppender</text:span><text:span text:style-name="T3">로 끝나는 클래스들의 이름을 보면</text:span><text:span text:style-name="T3">, </text:span><text:span text:style-name="T3">출력 위치를 어느 정도 짐작 가능하다</text:span><text:span text:style-name="T3">.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5"><text:span text:style-name="T3">ConsoleAppender, FileAppender, JDBCAppender, JMSAppender, SMTPAppender, SocketAppender, SyslogAppender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제목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Log4j </text:span><text:span text:style-name="T7">주요 구성 요소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1">
        <draw:frame draw:name="내용 개체 틀 3" draw:style-name="standard" draw:layer="layout" svg:width="23.601cm" svg:height="13.394cm" svg:x="0.899cm" svg:y="3.938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8">ConsoleAppender</text:span></text:p>
              </table:table-cell>
              <table:table-cell table:style-name="ce2">
                <text:p text:style-name="P6"><text:span text:style-name="T9">org.apache.log4j.ConsoleAppender</text:span></text:p>
                <text:p text:style-name="P6"><text:span text:style-name="T9">- </text:span><text:span text:style-name="T9">콘솔에 로그 메시지 출력</text:span></text:p>
              </table:table-cell>
            </table:table-row>
            <table:table-row table:style-name="ro1">
              <table:table-cell table:style-name="ce3">
                <text:p text:style-name="P6"><text:span text:style-name="T8"> </text:span><text:span text:style-name="T8">FileAppender</text:span></text:p>
              </table:table-cell>
              <table:table-cell table:style-name="ce4">
                <text:p text:style-name="P6"><text:span text:style-name="T9">org.apache.log4j.FileAppender</text:span></text:p>
                <text:p text:style-name="P6"><text:span text:style-name="T9">- </text:span><text:span text:style-name="T9">파일에 로그 메시지 기록</text:span></text:p>
              </table:table-cell>
            </table:table-row>
            <table:table-row table:style-name="ro2">
              <table:table-cell table:style-name="ce5">
                <text:p text:style-name="P6"><text:span text:style-name="T8">RollingFileAppender</text:span></text:p>
              </table:table-cell>
              <table:table-cell table:style-name="ce6">
                <text:p text:style-name="P6"><text:span text:style-name="T9">org.apache.log4j.RollingFileAppender</text:span></text:p>
                <text:p text:style-name="P7"><text:span text:style-name="T9">- </text:span><text:span text:style-name="T9">파일 크기가 일정 수준 이상이 되면 기존 파일을 백업 파일로 바꾸고 처음부터 기록</text:span></text:p>
              </table:table-cell>
            </table:table-row>
            <table:table-row table:style-name="ro1">
              <table:table-cell table:style-name="ce7">
                <text:p text:style-name="P6"><text:span text:style-name="T8">DailyRollingFileAppender</text:span></text:p>
              </table:table-cell>
              <table:table-cell table:style-name="ce8">
                <text:p text:style-name="P6"><text:span text:style-name="T9">org.apache.log4j.DailyRollingFileAppender</text:span></text:p>
                <text:p text:style-name="P6"><text:span text:style-name="T9">- </text:span><text:span text:style-name="T9">일정 기간  단위로 로그 파일을 생성하고 기록</text:span></text:p>
              </table:table-cell>
            </table:table-row>
            <table:table-row table:style-name="ro3">
              <table:table-cell table:style-name="ce9">
                <text:p text:style-name="P6"><text:span text:style-name="T8"> </text:span><text:span text:style-name="T8">JDBCAppender</text:span></text:p>
              </table:table-cell>
              <table:table-cell table:style-name="ce10">
                <text:p text:style-name="P6"><text:span text:style-name="T9">org.apache.log4j.jdbc.JDBCAppender</text:span></text:p>
                <text:p text:style-name="P8"><text:span text:style-name="T9">- DB</text:span><text:span text:style-name="T9">에 로그를 출력</text:span><text:span text:style-name="T9">. </text:span><text:span text:style-name="T9">하위에 </text:span><text:span text:style-name="T9">Driver, URL, User, Password, Sql</text:span><text:span text:style-name="T9">과 같은 </text:span><text:span text:style-name="T9">parameter</text:span><text:span text:style-name="T9">를 정의할 수 있음</text:span></text:p>
              </table:table-cell>
            </table:table-row>
            <table:table-row table:style-name="ro4">
              <table:table-cell table:style-name="ce11">
                <text:p text:style-name="P6"><text:span text:style-name="T8"> </text:span><text:span text:style-name="T8">SMTPAppender</text:span></text:p>
              </table:table-cell>
              <table:table-cell table:style-name="ce12">
                <text:p text:style-name="P6"><text:span text:style-name="T9">- </text:span><text:span text:style-name="T9">로그 메시지를 이메일로 전송</text:span></text:p>
              </table:table-cell>
            </table:table-row>
            <table:table-row table:style-name="ro5">
              <table:table-cell table:style-name="ce13">
                <text:p text:style-name="P6"><text:span text:style-name="T8"> </text:span><text:span text:style-name="T8">NTEventAppender</text:span></text:p>
              </table:table-cell>
              <table:table-cell table:style-name="ce14">
                <text:p text:style-name="P6"><text:span text:style-name="T9">- </text:span><text:span text:style-name="T9">윈도우 시스템 이벤트 로그로 메시지 전송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4j 주요 구성 요소" draw:style-name="dp1" draw:master-page-name="기본값" presentation:presentation-page-layout-name="AL1T11">
        <draw:custom-shape draw:name="직사각형 5" draw:style-name="gr1" draw:text-style-name="P2" draw:layer="layout" svg:width="23.602cm" svg:height="6.853cm" svg:x="1.299cm" svg:y="5.325cm">
          <text:list text:style-name="L3">
            <text:list-item>
              <text:p text:style-name="P5"><text:span text:style-name="T5">layouts </text:span><text:span text:style-name="T6">: </text:span><text:span text:style-name="T6">로깅 정보를 위한 다양한 출력 포맷 구성</text:span></text:p>
            </text:list-item>
          </text:list>
          <text:list text:style-name="L5">
            <text:list-item>
              <text:list>
                <text:list-item>
                  <text:p text:style-name="P5"><text:span text:style-name="T3">Appender</text:span><text:span text:style-name="T3">가 어디에 출력할 것인지 결정했다면 어떤 형식으로 출력할 것이지 출력 </text:span><text:span text:style-name="T3">layout</text:span><text:span text:style-name="T3">을 결정</text:span></text:p>
                </text:list-item>
              </text:list>
            </text:list-item>
          </text:list>
          <text:p text:style-name="P5"><text:span text:style-name="T10"/></text:p>
          <draw:enhanced-geometry svg:viewBox="0 0 21600 21600" draw:type="rectangle" draw:enhanced-path="M 0 0 L 21600 0 21600 21600 0 21600 0 0 Z N"/>
        </draw:custom-shape>
        <draw:frame draw:name="제목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7">Log4j </text:span><text:span text:style-name="T7">주요 구성 요소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ttern Conversion Characters" draw:style-name="dp1" draw:master-page-name="기본값" presentation:presentation-page-layout-name="AL1T11">
        <draw:frame draw:name="제목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attern Conversion Characters</text:span></text:p>
          </draw:text-box>
        </draw:frame>
        <draw:frame draw:name="표 3" draw:style-name="standard" draw:layer="layout" svg:width="23.001cm" svg:height="12.681cm" svg:x="1.299cm" svg:y="4.524cm">
          <table:table>
            <table:table-column table:style-name="co3"/>
            <table:table-column table:style-name="co4"/>
            <table:table-row table:style-name="ro6">
              <table:table-cell table:style-name="ce15">
                <text:p text:style-name="P9"><text:span text:style-name="T11">변환문자</text:span></text:p>
              </table:table-cell>
              <table:table-cell table:style-name="ce16">
                <text:p text:style-name="P9"><text:span text:style-name="T11">설명</text:span></text:p>
              </table:table-cell>
            </table:table-row>
            <table:table-row table:style-name="ro7">
              <table:table-cell table:style-name="ce17">
                <text:p text:style-name="P9"><text:span text:style-name="T4">c</text:span></text:p>
              </table:table-cell>
              <table:table-cell table:style-name="ce18">
                <text:p text:style-name="P10"><text:span text:style-name="T4"> </text:span><text:span text:style-name="T4">카테고리 출력</text:span></text:p>
                <text:p text:style-name="P10"><text:span text:style-name="T4"> </text:span><text:span text:style-name="T4">ex)</text:span><text:span text:style-name="T4">카테고리가 </text:span><text:span text:style-name="T4">a.b.c </text:span><text:span text:style-name="T4">처럼 되어있다면 </text:span><text:span text:style-name="T4">%c{2}</text:span><text:span text:style-name="T4">는 </text:span><text:span text:style-name="T4">b.c </text:span><text:span text:style-name="T4">출력</text:span></text:p>
              </table:table-cell>
            </table:table-row>
            <table:table-row table:style-name="ro8">
              <table:table-cell table:style-name="ce19">
                <text:p text:style-name="P9"><text:span text:style-name="T4">C</text:span></text:p>
              </table:table-cell>
              <table:table-cell table:style-name="ce20">
                <text:p text:style-name="P10"><text:span text:style-name="T4">클래스명 출력</text:span></text:p>
                <text:p text:style-name="P10"><text:span text:style-name="T4"> </text:span><text:span text:style-name="T4">ex)</text:span><text:span text:style-name="T4">클래스구조가 </text:span><text:span text:style-name="T4">org.apache.xyz.SomeClass </text:span><text:span text:style-name="T4">처럼 되어있다면 </text:span><text:span text:style-name="T4">%C{2}</text:span><text:span text:style-name="T4">는 </text:span><text:span text:style-name="T4">xyz.SomeClass </text:span><text:span text:style-name="T4">출력</text:span></text:p>
              </table:table-cell>
            </table:table-row>
            <table:table-row table:style-name="ro7">
              <table:table-cell table:style-name="ce21">
                <text:p text:style-name="P9"><text:span text:style-name="T4">d</text:span></text:p>
              </table:table-cell>
              <table:table-cell table:style-name="ce22">
                <text:p text:style-name="P10"><text:span text:style-name="T4">로깅 이벤트가 발생한 시간을 출력</text:span></text:p>
                <text:p text:style-name="P10"><text:span text:style-name="T4"> </text:span><text:span text:style-name="T4">ex)</text:span><text:span text:style-name="T4">포맷은 </text:span><text:span text:style-name="T4">%d{HH:mm:ss} </text:span><text:span text:style-name="T4">같은 형태의 </text:span><text:span text:style-name="T4">SimpleDateFormat</text:span></text:p>
              </table:table-cell>
            </table:table-row>
            <table:table-row table:style-name="ro9">
              <table:table-cell table:style-name="ce23">
                <text:p text:style-name="P9"><text:span text:style-name="T4">F</text:span></text:p>
              </table:table-cell>
              <table:table-cell table:style-name="ce24">
                <text:p text:style-name="P10"><text:span text:style-name="T4">로깅이 발생한 프로그램 파일명 출력</text:span></text:p>
              </table:table-cell>
            </table:table-row>
            <table:table-row table:style-name="ro9">
              <table:table-cell table:style-name="ce25">
                <text:p text:style-name="P9"><text:span text:style-name="T4">l</text:span></text:p>
              </table:table-cell>
              <table:table-cell table:style-name="ce26">
                <text:p text:style-name="P10"><text:span text:style-name="T4">로깅이 발생한 </text:span><text:span text:style-name="T4">caller</text:span><text:span text:style-name="T4">의 정보 출력</text:span></text:p>
              </table:table-cell>
            </table:table-row>
            <table:table-row table:style-name="ro9">
              <table:table-cell table:style-name="ce27">
                <text:p text:style-name="P9"><text:span text:style-name="T4">L</text:span></text:p>
              </table:table-cell>
              <table:table-cell table:style-name="ce28">
                <text:p text:style-name="P10"><text:span text:style-name="T4">로깅이 발생한 </text:span><text:span text:style-name="T4">caller</text:span><text:span text:style-name="T4">의 라인수 출력</text:span></text:p>
              </table:table-cell>
            </table:table-row>
            <table:table-row table:style-name="ro10">
              <table:table-cell table:style-name="ce29">
                <text:p text:style-name="P9"><text:span text:style-name="T4">m</text:span></text:p>
              </table:table-cell>
              <table:table-cell table:style-name="ce30">
                <text:p text:style-name="P10"><text:span text:style-name="T4">로그내용 출력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ttern Conversion Characters(계속)" draw:style-name="dp1" draw:master-page-name="기본값" presentation:presentation-page-layout-name="AL1T11">
        <draw:frame draw:name="표 3" draw:style-name="standard" draw:layer="layout" svg:width="23.001cm" svg:height="10.977cm" svg:x="1.299cm" svg:y="4.295cm">
          <table:table>
            <table:table-column table:style-name="co5"/>
            <table:table-column table:style-name="co6"/>
            <table:table-row table:style-name="ro11">
              <table:table-cell table:style-name="ce31">
                <text:p text:style-name="P9"><text:span text:style-name="T4">M</text:span></text:p>
              </table:table-cell>
              <table:table-cell table:style-name="ce32">
                <text:p text:style-name="P10"><text:span text:style-name="T4">로깅이 발생한 </text:span><text:span text:style-name="T4">method </text:span><text:span text:style-name="T4">이름 출력</text:span></text:p>
              </table:table-cell>
            </table:table-row>
            <table:table-row table:style-name="ro11">
              <table:table-cell table:style-name="ce33">
                <text:p text:style-name="P9"><text:span text:style-name="T4">n</text:span></text:p>
              </table:table-cell>
              <table:table-cell table:style-name="ce34">
                <text:p text:style-name="P10"><text:span text:style-name="T4">플랫폼 종속적인 개행문자 출력</text:span></text:p>
              </table:table-cell>
            </table:table-row>
            <table:table-row table:style-name="ro11">
              <table:table-cell table:style-name="ce35">
                <text:p text:style-name="P9"><text:span text:style-name="T4">p</text:span></text:p>
              </table:table-cell>
              <table:table-cell table:style-name="ce36">
                <text:p text:style-name="P10"><text:span text:style-name="T4">debug, info, warn, error, fatal </text:span><text:span text:style-name="T4">등의 </text:span><text:span text:style-name="T4">priority </text:span><text:span text:style-name="T4">출력</text:span></text:p>
              </table:table-cell>
            </table:table-row>
            <table:table-row table:style-name="ro12">
              <table:table-cell table:style-name="ce37">
                <text:p text:style-name="P9"><text:span text:style-name="T4">r</text:span></text:p>
              </table:table-cell>
              <table:table-cell table:style-name="ce38">
                <text:p text:style-name="P10"><text:span text:style-name="T4">어플리케이션 시작 이후 부터 로깅이 발생한 시점의 시간</text:span><text:span text:style-name="T4">(milliseconds) </text:span><text:span text:style-name="T4">출력</text:span></text:p>
              </table:table-cell>
            </table:table-row>
            <table:table-row table:style-name="ro11">
              <table:table-cell table:style-name="ce39">
                <text:p text:style-name="P9"><text:span text:style-name="T4">t</text:span></text:p>
              </table:table-cell>
              <table:table-cell table:style-name="ce40">
                <text:p text:style-name="P10"><text:span text:style-name="T4">로그이벤트가 발생된 쓰레드의 이름 출력</text:span></text:p>
              </table:table-cell>
            </table:table-row>
            <table:table-row table:style-name="ro13">
              <table:table-cell table:style-name="ce41">
                <text:p text:style-name="P9"><text:span text:style-name="T4">x</text:span></text:p>
              </table:table-cell>
              <table:table-cell table:style-name="ce42">
                <text:p text:style-name="P10"><text:span text:style-name="T4">로깅이 발생한 </text:span><text:span text:style-name="T4">thread</text:span><text:span text:style-name="T4">와 관련된 </text:span><text:span text:style-name="T4">NDC(nested diagnostic context) </text:span><text:span text:style-name="T4">출력</text:span></text:p>
              </table:table-cell>
            </table:table-row>
            <table:table-row table:style-name="ro14">
              <table:table-cell table:style-name="ce43">
                <text:p text:style-name="P9"><text:span text:style-name="T4">X</text:span></text:p>
              </table:table-cell>
              <table:table-cell table:style-name="ce44">
                <text:p text:style-name="P10"><text:span text:style-name="T4">로깅이 발생한 </text:span><text:span text:style-name="T4">thread</text:span><text:span text:style-name="T4">와 관련된 </text:span><text:span text:style-name="T4">MDC(mapped diagnostic context) </text:span><text:span text:style-name="T4">출력</text:span></text:p>
              </table:table-cell>
            </table:table-row>
            <table:table-row table:style-name="ro15">
              <table:table-cell table:style-name="ce45">
                <text:p text:style-name="P9"><text:span text:style-name="T4">%</text:span></text:p>
              </table:table-cell>
              <table:table-cell table:style-name="ce46">
                <text:p text:style-name="P10"><text:span text:style-name="T4">% </text:span><text:span text:style-name="T4">표시 출력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제목 1" presentation:style-name="pr4" draw:text-style-name="P2" draw:layer="layout" svg:width="24.002cm" svg:height="3.174cm" svg:x="0.699cm" svg:y="0.763cm" presentation:class="title" presentation:user-transformed="true">
          <draw:text-box>
            <text:p text:style-name="P1"><text:span text:style-name="T1">Pattern Conversion Characters(</text:span><text:span text:style-name="T1">계속</text:span><text:span text:style-name="T1">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mat Modifiers" draw:style-name="dp1" draw:master-page-name="기본값" presentation:presentation-page-layout-name="AL1T11">
        <draw:frame draw:name="제목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ormat Modifiers</text:span></text:p>
          </draw:text-box>
        </draw:frame>
        <draw:frame draw:name="표 3" draw:style-name="standard" draw:layer="layout" svg:width="21.2cm" svg:height="13.237cm" svg:x="2.299cm" svg:y="4.124cm">
          <table:table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6">
              <table:table-cell table:style-name="ce47">
                <text:p text:style-name="P9"><text:span text:style-name="T11">Format modifier</text:span></text:p>
              </table:table-cell>
              <table:table-cell table:style-name="ce48">
                <text:p text:style-name="P9"><text:span text:style-name="T11">왼쪽 정렬</text:span></text:p>
              </table:table-cell>
              <table:table-cell table:style-name="ce49">
                <text:p text:style-name="P9"><text:span text:style-name="T11">최소 너비</text:span></text:p>
              </table:table-cell>
              <table:table-cell table:style-name="ce50">
                <text:p text:style-name="P9"><text:span text:style-name="T11">최대 너비</text:span></text:p>
              </table:table-cell>
            </table:table-row>
            <table:table-row table:style-name="ro17">
              <table:table-cell table:style-name="ce51">
                <text:p text:style-name="P9"><text:span text:style-name="T4">%20c</text:span></text:p>
              </table:table-cell>
              <table:table-cell table:style-name="ce52">
                <text:p text:style-name="P9"><text:span text:style-name="T4">false</text:span></text:p>
              </table:table-cell>
              <table:table-cell table:style-name="ce53">
                <text:p text:style-name="P9"><text:span text:style-name="T4">20</text:span></text:p>
              </table:table-cell>
              <table:table-cell table:style-name="ce54">
                <text:p text:style-name="P9"><text:span text:style-name="T4">none</text:span></text:p>
              </table:table-cell>
            </table:table-row>
            <table:table-row table:style-name="ro17">
              <table:table-cell table:style-name="ce55">
                <text:p text:style-name="P9"><text:span text:style-name="T4">%-20c</text:span></text:p>
              </table:table-cell>
              <table:table-cell table:style-name="ce56">
                <text:p text:style-name="P9"><text:span text:style-name="T4">true</text:span></text:p>
              </table:table-cell>
              <table:table-cell table:style-name="ce57">
                <text:p text:style-name="P9"><text:span text:style-name="T4">20</text:span></text:p>
              </table:table-cell>
              <table:table-cell table:style-name="ce58">
                <text:p text:style-name="P9"><text:span text:style-name="T4">none</text:span></text:p>
              </table:table-cell>
            </table:table-row>
            <table:table-row table:style-name="ro17">
              <table:table-cell table:style-name="ce59">
                <text:p text:style-name="P9"><text:span text:style-name="T4">%.30c</text:span></text:p>
              </table:table-cell>
              <table:table-cell table:style-name="ce60">
                <text:p text:style-name="P9"><text:span text:style-name="T4">NA</text:span></text:p>
              </table:table-cell>
              <table:table-cell table:style-name="ce61">
                <text:p text:style-name="P9"><text:span text:style-name="T4">none</text:span></text:p>
              </table:table-cell>
              <table:table-cell table:style-name="ce62">
                <text:p text:style-name="P9"><text:span text:style-name="T4">30</text:span></text:p>
              </table:table-cell>
            </table:table-row>
            <table:table-row table:style-name="ro17">
              <table:table-cell table:style-name="ce63">
                <text:p text:style-name="P9"><text:span text:style-name="T4">%20.30c</text:span></text:p>
              </table:table-cell>
              <table:table-cell table:style-name="ce64">
                <text:p text:style-name="P9"><text:span text:style-name="T4">false</text:span></text:p>
              </table:table-cell>
              <table:table-cell table:style-name="ce65">
                <text:p text:style-name="P9"><text:span text:style-name="T4">20</text:span></text:p>
              </table:table-cell>
              <table:table-cell table:style-name="ce66">
                <text:p text:style-name="P9"><text:span text:style-name="T4">30</text:span></text:p>
              </table:table-cell>
            </table:table-row>
            <table:table-row table:style-name="ro18">
              <table:table-cell table:style-name="ce67">
                <text:p text:style-name="P9"><text:span text:style-name="T4">%-20.30c</text:span></text:p>
              </table:table-cell>
              <table:table-cell table:style-name="ce68">
                <text:p text:style-name="P9"><text:span text:style-name="T4">true</text:span></text:p>
              </table:table-cell>
              <table:table-cell table:style-name="ce69">
                <text:p text:style-name="P9"><text:span text:style-name="T4">20</text:span></text:p>
              </table:table-cell>
              <table:table-cell table:style-name="ce70">
                <text:p text:style-name="P9"><text:span text:style-name="T4">3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ePattern" draw:style-name="dp1" draw:master-page-name="기본값" presentation:presentation-page-layout-name="AL1T11">
        <draw:frame draw:name="표 3" draw:style-name="standard" draw:layer="layout" svg:width="22.4cm" svg:height="13.201cm" svg:x="1.299cm" svg:y="4.324cm">
          <table:table>
            <table:table-column table:style-name="co9"/>
            <table:table-column table:style-name="co10"/>
            <table:table-column table:style-name="co11"/>
            <table:table-row table:style-name="ro19">
              <table:table-cell table:style-name="ce71">
                <text:p text:style-name="P9"><text:span text:style-name="T11">실행주기</text:span></text:p>
              </table:table-cell>
              <table:table-cell table:style-name="ce72">
                <text:p text:style-name="P9"><text:span text:style-name="T11">날짜패턴</text:span></text:p>
              </table:table-cell>
              <table:table-cell table:style-name="ce73">
                <text:p text:style-name="P9"><text:span text:style-name="T11">생성되는 로그파일이름</text:span></text:p>
              </table:table-cell>
            </table:table-row>
            <table:table-row table:style-name="ro19">
              <table:table-cell table:style-name="ce74">
                <text:p text:style-name="P9"><text:span text:style-name="T4">Minutely</text:span></text:p>
              </table:table-cell>
              <table:table-cell table:style-name="ce75">
                <text:p text:style-name="P10"><text:span text:style-name="T4">'.'yyyy-MM-dd-HH-mm</text:span></text:p>
              </table:table-cell>
              <table:table-cell table:style-name="ce76">
                <text:p text:style-name="P10"><text:span text:style-name="T4">sample.log.2017-11-09-21-54</text:span></text:p>
              </table:table-cell>
            </table:table-row>
            <table:table-row table:style-name="ro19">
              <table:table-cell table:style-name="ce77">
                <text:p text:style-name="P9"><text:span text:style-name="T4">Hourly</text:span></text:p>
              </table:table-cell>
              <table:table-cell table:style-name="ce78">
                <text:p text:style-name="P10"><text:span text:style-name="T4">'.'yyyy-MM-dd-HH</text:span></text:p>
              </table:table-cell>
              <table:table-cell table:style-name="ce79">
                <text:p text:style-name="P10"><text:span text:style-name="T4">sample.log.2017-11-09-22</text:span></text:p>
              </table:table-cell>
            </table:table-row>
            <table:table-row table:style-name="ro20">
              <table:table-cell table:style-name="ce80">
                <text:p text:style-name="P9"><text:span text:style-name="T4">Half-daily</text:span></text:p>
              </table:table-cell>
              <table:table-cell table:style-name="ce81">
                <text:p text:style-name="P10"><text:span text:style-name="T4">'.'yyyy-MM-dd-a</text:span></text:p>
              </table:table-cell>
              <table:table-cell table:style-name="ce82">
                <text:p text:style-name="P10"><text:span text:style-name="T4">sample.log.2017-11-09-AM</text:span><text:span text:style-name="T4"><text:line-break/></text:span><text:span text:style-name="T4">sample.log.2017-11-09-PM</text:span></text:p>
              </table:table-cell>
            </table:table-row>
            <table:table-row table:style-name="ro21">
              <table:table-cell table:style-name="ce83">
                <text:p text:style-name="P9"><text:span text:style-name="T4">Daily</text:span></text:p>
              </table:table-cell>
              <table:table-cell table:style-name="ce84">
                <text:p text:style-name="P10"><text:span text:style-name="T4">'.'yyyy-MM-dd</text:span></text:p>
              </table:table-cell>
              <table:table-cell table:style-name="ce85">
                <text:p text:style-name="P10"><text:span text:style-name="T4">sample.log.2017-11-09</text:span></text:p>
              </table:table-cell>
            </table:table-row>
            <table:table-row table:style-name="ro22">
              <table:table-cell table:style-name="ce86">
                <text:p text:style-name="P9"><text:span text:style-name="T4">Weekly</text:span></text:p>
              </table:table-cell>
              <table:table-cell table:style-name="ce87">
                <text:p text:style-name="P10"><text:span text:style-name="T4">'.'yyyy-ww</text:span></text:p>
              </table:table-cell>
              <table:table-cell table:style-name="ce88">
                <text:p text:style-name="P10"><text:span text:style-name="T4">sample.log.2017-45</text:span><text:span text:style-name="T4"><text:line-break/></text:span><text:span text:style-name="T4">sample.log.2017-46</text:span></text:p>
              </table:table-cell>
            </table:table-row>
            <table:table-row table:style-name="ro22">
              <table:table-cell table:style-name="ce89">
                <text:p text:style-name="P9"><text:span text:style-name="T4">Monthly</text:span></text:p>
              </table:table-cell>
              <table:table-cell table:style-name="ce90">
                <text:p text:style-name="P10"><text:span text:style-name="T4">'.'yyyy-MM</text:span></text:p>
              </table:table-cell>
              <table:table-cell table:style-name="ce91">
                <text:p text:style-name="P10"><text:span text:style-name="T4">sample.log.2017-10</text:span><text:span text:style-name="T4"><text:line-break/></text:span><text:span text:style-name="T4">sample.log.2017-1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제목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atePatter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_20_1" presentation:presentation-page-layout-name="AL2T0">
        <draw:frame draw:name="표 3" draw:style-name="standard" draw:layer="layout" svg:width="23.401cm" svg:height="11.419cm" svg:x="0.899cm" svg:y="4.042cm">
          <table:table>
            <table:table-column table:style-name="co12"/>
            <table:table-column table:style-name="co13"/>
            <table:table-row table:style-name="ro23">
              <table:table-cell table:style-name="ce92">
                <text:p text:style-name="P9"><text:span text:style-name="T11">로그레벨</text:span></text:p>
              </table:table-cell>
              <table:table-cell table:style-name="ce93">
                <text:p text:style-name="P9"><text:span text:style-name="T11">설명</text:span></text:p>
              </table:table-cell>
            </table:table-row>
            <table:table-row table:style-name="ro24">
              <table:table-cell table:style-name="ce94">
                <text:p text:style-name="P9"><text:span text:style-name="T12">TRACE</text:span></text:p>
              </table:table-cell>
              <table:table-cell table:style-name="ce95">
                <text:p text:style-name="P10"><text:span text:style-name="T4">log4j1.2.12</text:span><text:span text:style-name="T4">에서 신규 추가된 레벨로서</text:span><text:span text:style-name="T4">, DEBUG </text:span><text:span text:style-name="T4">레벨이 너무 광범위한 것을 해결하기 위해서 좀 더 상세한 상태를 나타냄</text:span></text:p>
              </table:table-cell>
            </table:table-row>
            <table:table-row table:style-name="ro25">
              <table:table-cell table:style-name="ce96">
                <text:p text:style-name="P9"><text:span text:style-name="T12">DEBUG</text:span></text:p>
              </table:table-cell>
              <table:table-cell table:style-name="ce97">
                <text:p text:style-name="P11"><text:span text:style-name="T4">개발시 디버그 용도로 사용한 메시지</text:span></text:p>
              </table:table-cell>
            </table:table-row>
            <table:table-row table:style-name="ro26">
              <table:table-cell table:style-name="ce98">
                <text:p text:style-name="P9"><text:span text:style-name="T12">INFO</text:span></text:p>
              </table:table-cell>
              <table:table-cell table:style-name="ce99">
                <text:p text:style-name="P11"><text:span text:style-name="T4">로그인</text:span><text:span text:style-name="T4">, </text:span><text:span text:style-name="T4">상태 변경과 같은 정보성 메시지 출력 모드로 일반적으로 많이 사용함</text:span><text:span text:style-name="T4">.</text:span></text:p>
              </table:table-cell>
            </table:table-row>
            <table:table-row table:style-name="ro27">
              <table:table-cell table:style-name="ce100">
                <text:p text:style-name="P9"><text:span text:style-name="T12">WARN</text:span></text:p>
              </table:table-cell>
              <table:table-cell table:style-name="ce101">
                <text:p text:style-name="P10"><text:span text:style-name="T4">잠재적인 위험</text:span><text:span text:style-name="T4">(</text:span><text:span text:style-name="T4">경고</text:span><text:span text:style-name="T4">) </text:span><text:span text:style-name="T4">메시지 출력을 위한 모드</text:span></text:p>
              </table:table-cell>
            </table:table-row>
            <table:table-row table:style-name="ro28">
              <table:table-cell table:style-name="ce102">
                <text:p text:style-name="P9"><text:span text:style-name="T12">ERROR</text:span></text:p>
              </table:table-cell>
              <table:table-cell table:style-name="ce103">
                <text:p text:style-name="P10"><text:span text:style-name="T4">애플리케이션 실행 중 발생하는 에러메시지 출력 모드</text:span></text:p>
              </table:table-cell>
            </table:table-row>
            <table:table-row table:style-name="ro29">
              <table:table-cell table:style-name="ce104">
                <text:p text:style-name="P9"><text:span text:style-name="T12">FATAL</text:span></text:p>
              </table:table-cell>
              <table:table-cell table:style-name="ce105">
                <text:p text:style-name="P10"><text:span text:style-name="T4">아주 심각한 에러가 발생한 상태</text:span><text:span text:style-name="T4">. </text:span><text:span text:style-name="T4">시스템적으로 심각한 문제가 발생해서 어플리케이션작동이 불가능할 경우가 해당하는데</text:span><text:span text:style-name="T4">, </text:span><text:span text:style-name="T4">일반적으로는 어플리케이션에서는 사용할 일이 없음</text:span><text:span text:style-name="T4">.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4" draw:style-name="gr1" draw:text-style-name="P2" draw:layer="layout" svg:width="22.802cm" svg:height="1.86cm" svg:x="1.299cm" svg:y="16.526cm">
          <text:list text:style-name="L9">
            <text:list-item>
              <text:p text:style-name="P3"><text:span text:style-name="T13"> </text:span><text:span text:style-name="T13">우선순위 </text:span><text:span text:style-name="T13">: TRACE &lt; DEBUG &lt; INFO &lt; WARN &lt; ERROR &lt; FATAL</text:span></text:p>
            </text:list-item>
          </text:list>
          <text:p text:style-name="P12"><text:span text:style-name="T4">DEBUG </text:span><text:span text:style-name="T4">레벨로 했다면 </text:span><text:span text:style-name="T4">INFO~FATAL</text:span><text:span text:style-name="T4">까지 모두 </text:span><text:span text:style-name="T4">logging</text:span><text:span text:style-name="T4">이 된다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name="제목 1" draw:style-name="gr4" draw:text-style-name="P2" draw:layer="layout" svg:width="22.859cm" svg:height="3.174cm" svg:x="1.27cm" svg:y="0.763cm">
          <text:p text:style-name="P13"><text:span text:style-name="T7">Log4j </text:span><text:span text:style-name="T7">로그레벨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4j 설정방법" draw:style-name="dp1" draw:master-page-name="기본값" presentation:presentation-page-layout-name="AL1T11">
        <draw:frame draw:name="제목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4"><text:span text:style-name="T7">Log4j </text:span><text:span text:style-name="T7">설정방법</text:span></text:p>
          </draw:text-box>
        </draw:frame>
        <draw:custom-shape draw:name="TextBox 4" draw:style-name="gr1" draw:text-style-name="P2" draw:layer="layout" svg:width="22.602cm" svg:height="7.871cm" svg:x="1.699cm" svg:y="6.725cm">
          <text:list text:style-name="L3">
            <text:list-item>
              <text:p text:style-name="P5"><text:span text:style-name="T14"><text:s/></text:span><text:span text:style-name="T14">해당사이트에서 라이브러리파일</text:span><text:span text:style-name="T14">(.jar) </text:span><text:span text:style-name="T14">다운로드 및 설치</text:span></text:p>
            </text:list-item>
            <text:list-item>
              <text:p text:style-name="P5"><text:span text:style-name="T14"><text:s/></text:span><text:span text:style-name="T14">설정파일 </text:span><text:span text:style-name="T14">(log4j.properties </text:span><text:span text:style-name="T14">또는 </text:span><text:span text:style-name="T14">log4j.xml) </text:span><text:span text:style-name="T14">을 <text:s/>클래스패스 위치에 생성</text:span></text:p>
            </text:list-item>
            <text:list-item>
              <text:p text:style-name="P5"><text:span text:style-name="T14"><text:s/></text:span><text:span text:style-name="T14">설정파일의 설정항목을 통해서 로깅 레벨 및 로깅 처리 <text:s text:c="2"/>정보 설정 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fo:font-size="32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32pt" style:language-asian="ko" style:country-asian="KR" style:font-style-asian="normal" style:font-weight-asian="normal" style:font-family-complex="'Lucida Sans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fo:font-size="32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32pt" style:language-asian="ko" style:country-asian="KR" style:font-style-asian="normal" style:font-weight-asian="normal" style:font-family-complex="'Lucida Sans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'Lucida Sans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기본값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5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기본값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기본값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기본값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tru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font-size="18pt" fo:hyphenate="tru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font-size="18pt" fo:hyphenate="true"/>
    </style:style>
    <style:style style:name="MP8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font-size="18pt" fo:hyphenate="true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tru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11" style:family="paragraph">
      <style:paragraph-properties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맑은 고딕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'맑은 고딕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'맑은 고딕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frame draw:name="제목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제목 텍스트의 서식을 편집하려면 클릭하십시오</text:span><text:span text:style-name="MT1">.</text:span><text:span text:style-name="MT1">마스터 제목 스타일 편집</text:span></text:p>
        </draw:text-box>
      </draw:frame>
      <draw:frame draw:name="내용 개체 틀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개요 텍스트의 서식을 편집하려면 클릭하십시오</text:span></text:p>
              <text:list>
                <text:list-item>
                  <text:p text:style-name="MP5"><text:span text:style-name="MT2">2</text:span><text:span text:style-name="MT2">번째 개요 수준</text:span></text:p>
                  <text:list>
                    <text:list-item>
                      <text:p text:style-name="MP5"><text:span text:style-name="MT2">3</text:span><text:span text:style-name="MT2">번째 개요 수준</text:span></text:p>
                      <text:list>
                        <text:list-item>
                          <text:p text:style-name="MP5"><text:span text:style-name="MT2">4</text:span><text:span text:style-name="MT2">번째 개요 수준</text:span></text:p>
                          <text:list>
                            <text:list-item>
                              <text:p text:style-name="MP5"><text:span text:style-name="MT2">5</text:span><text:span text:style-name="MT2">번째 개요 수준</text:span></text:p>
                              <text:list>
                                <text:list-item>
                                  <text:p text:style-name="MP5"><text:span text:style-name="MT2">6</text:span><text:span text:style-name="MT2">번째 개요 수준</text:span></text:p>
                                  <text:list>
                                    <text:list-item>
                                      <text:p text:style-name="MP5"><text:span text:style-name="MT2">7</text:span><text:span text:style-name="MT2">번째 개요 수준</text:span></text:p>
                                      <text:list>
                                        <text:list-item>
                                          <text:p text:style-name="MP5"><text:span text:style-name="MT2">8</text:span><text:span text:style-name="MT2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9</text:span><text:span text:style-name="MT2">번째 개요 수준마스터 텍스트 스타일을 편집합니다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둘째 수준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셋째 수준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3" draw:text-style-name="MP11" draw:layer="backgroundobjects" svg:width="5.926cm" svg:height="1.013cm" svg:x="1.27cm" svg:y="17.657cm" presentation:class="date-time" presentation:user-transformed="true">
        <draw:text-box>
          <text:p text:style-name="MP10"><text:span text:style-name="MT6"><text:date style:data-style-name="D1" text:date-value="2021-02-03">2/3/21</text:date></text:span></text:p>
        </draw:text-box>
      </draw:frame>
      <draw:frame draw:name="바닥글 개체 틀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슬라이드 번호 개체 틀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0"><text:span text:style-name="MT6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1" style:display-name="기본값 1" style:page-layout-name="PM1" draw:style-name="Mdp1">
      <draw:frame draw:name="제목 1" presentation:style-name="Mpr6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제목 텍스트의 서식을 편집하려면 클릭하십시오</text:span><text:span text:style-name="MT1">.</text:span><text:span text:style-name="MT1">마스터 제목 스타일 편집</text:span></text:p>
        </draw:text-box>
      </draw:frame>
      <draw:frame draw:name="날짜 개체 틀 3" presentation:style-name="Mpr7" draw:text-style-name="MP11" draw:layer="backgroundobjects" svg:width="5.926cm" svg:height="1.013cm" svg:x="1.27cm" svg:y="17.657cm" presentation:class="date-time" presentation:user-transformed="true">
        <draw:text-box>
          <text:p text:style-name="MP10"><text:span text:style-name="MT6"><text:date style:data-style-name="D1" text:date-value="2021-02-03">2/3/21</text:date></text:span></text:p>
        </draw:text-box>
      </draw:frame>
      <draw:frame draw:name="바닥글 개체 틀 4" presentation:style-name="Mpr7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슬라이드 번호 개체 틀 5" presentation:style-name="Mpr7" draw:text-style-name="MP13" draw:layer="backgroundobjects" svg:width="5.926cm" svg:height="1.013cm" svg:x="18.203cm" svg:y="17.657cm" presentation:class="page-number" presentation:user-transformed="true">
        <draw:text-box>
          <text:p text:style-name="MP10"><text:span text:style-name="MT6"><text:page-number>&lt;숫자&gt;</text:page-number></text:span></text:p>
        </draw:text-box>
      </draw:frame>
      <draw:frame presentation:style-name="기본값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기본값_20_1-title" draw:layer="backgroundobjects" svg:width="14.848cm" svg:height="11.136cm" svg:x="3.075cm" svg:y="2.257cm" presentation:class="page"/>
        <draw:frame presentation:style-name="기본값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2-03T17:20:54.32</dc:date>
    <dc:creator>a a</dc:creator>
    <meta:document-statistic meta:object-count="81"/>
    <meta:generator>OpenOffice/4.1.7$Win32 OpenOffice.org_project/417m1$Build-9800</meta:generator>
  </office:meta>
</office:document-meta>
</file>